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/text:p>
      <text:p text:style-name="P1"/>
      <text:p text:style-name="P1"/>
      <text:p text:style-name="P1"/>
      <text:p text:style-name="P1">Agitta</text:p>
      <text:p text:style-name="P1">La Castre Fraum</text:p>
      <text:p text:style-name="P1">Scena 1</text:p>
      <text:p text:style-name="P1">Rajska Wyspa, widok z oczu bohatera. Zbliża się powoli do namiotu. W środku pali się światło. <text:s/>Widać cienie postaci. <text:s/>Panuje noc. Pada ciężki deszcz. </text:p>
      <text:p text:style-name="P1"/>
      <text:p text:style-name="P1">Kadr 1.</text:p>
      <text:p text:style-name="P1">Widok z oczu bohatera. Widzi na wprost siebie namiot.</text:p>
      <text:p text:style-name="P1">Thomas</text:p>
      <text:p text:style-name="P1">Mówią, że śmierć jest bolesna.</text:p>
      <text:p text:style-name="P1"/>
      <text:p text:style-name="P1">Kadr 2</text:p>
      <text:p text:style-name="P1">Coraz bliżej namiotu.</text:p>
      <text:p text:style-name="P1">Thomas </text:p>
      <text:p text:style-name="P1">Że to jest już koniec.</text:p>
      <text:p text:style-name="P1"/>
      <text:p text:style-name="P1">Kadr 3</text:p>
      <text:p text:style-name="P1">Jeszcze bliżej namiotu.</text:p>
      <text:p text:style-name="P1">Thomas</text:p>
      <text:p text:style-name="P1">Choć zrobiłem co mogłem.</text:p>
      <text:p text:style-name="P1"/>
      <text:p text:style-name="P1">Kadr4</text:p>
      <text:p text:style-name="P1">Robotnik umurusany w piachu,</text:p>
      <text:p text:style-name="P1">Thomas</text:p>
      <text:p text:style-name="P1">Czuję gorzki żal, że jej nie powstrzymałem.</text:p>
      <text:p text:style-name="P1">Robotnik</text:p>
      <text:p text:style-name="P1">Chyba, go znależliśmy.</text:p>
      <text:p text:style-name="P1"/>
      <text:p text:style-name="P1">Kadr 5</text:p>
      <text:p text:style-name="P1">Gwar się podniósł wśród mieszkańców.</text:p>
      <text:p text:style-name="P1">Podchodzi prokurator.</text:p>
      <text:p text:style-name="P1">Prokurator</text:p>
      <text:p text:style-name="P1">Nareszcie...</text:p>
      <text:p text:style-name="P1">Thomas</text:p>
      <text:p text:style-name="P1">Ale najśmielszych snach, nie spodziewałem się...</text:p>
      <text:p text:style-name="P1"/>
      <text:p text:style-name="P1"/>
      <text:p text:style-name="P1"/>
      <text:p text:style-name="P1"><text:soft-page-break/></text:p>
      <text:p text:style-name="P1">Kadr6</text:p>
      <text:p text:style-name="P1">Prokurator spogląda do środka.</text:p>
      <text:p text:style-name="P1">Thomas</text:p>
      <text:p text:style-name="P1">,że ona jest takim potworem.</text:p>
      <text:p text:style-name="P1"/>
      <text:p text:style-name="P1">Kadr 7</text:p>
      <text:p text:style-name="P1">Prokurator wychyla się z namiotu.</text:p>
      <text:p text:style-name="P1">Prokurator</text:p>
      <text:p text:style-name="P1">Przynieście inkubator.</text:p>
      <text:p text:style-name="P1">Thomas</text:p>
      <text:p text:style-name="P1">Poświeci swojego syna w imię heh... wyższej sprawy?</text:p>
      <text:p text:style-name="P1"/>
      <text:p text:style-name="P1">Kadr 8</text:p>
      <text:p text:style-name="P1">Gwar robi się coraz głośniejszy.</text:p>
      <text:p text:style-name="P1">Dwoje robotników niesie inkubator, wchodzą do środka.</text:p>
      <text:p text:style-name="P1">Ksiądz zaczyna śpiewać.</text:p>
      <text:p text:style-name="P1">Prokurator</text:p>
      <text:p text:style-name="P1">Ostrożnie panowie.</text:p>
      <text:p text:style-name="P1">Ksiądz</text:p>
      <text:p text:style-name="P1">Wieczny racz mu dać Panie,..</text:p>
      <text:p text:style-name="P1"/>
      <text:p text:style-name="P1">Kadr 9</text:p>
      <text:p text:style-name="P1">Wchodzi do środka, centralnie przed oczami widzimy tylko materiał, z którego jest zbudowany namiot.</text:p>
      <text:p text:style-name="P1">Thomas</text:p>
      <text:p text:style-name="P1">W sumie teraz już to nie ważne.</text:p>
      <text:p text:style-name="P1">Ksiądz</text:p>
      <text:p text:style-name="P1">a światłośc wiekuista...</text:p>
      <text:p text:style-name="P1"/>
      <text:p text:style-name="P1">Scena 2.</text:p>
      <text:p text:style-name="P1">Namiot w środku. Prokurator tuż obok wyjścia, trzech robotników odwróconi plecami do naszego bohatera, kładą coś inkubatora.</text:p>
      <text:p text:style-name="P1"/>
      <text:p text:style-name="P1">Kadr 1.</text:p>
      <text:p text:style-name="P1">Wciąż oczami bohatera Thomasa. Patrzy się na twarz prokuratora.</text:p>
      <text:p text:style-name="P1">Thomas</text:p>
      <text:p text:style-name="P1">Przywiązany niczym do sznurem do wyspy.</text:p>
      <text:p text:style-name="P1">Ksiądz</text:p>
      <text:p text:style-name="P1">niechaj mu świeci...</text:p>
      <text:p text:style-name="P1"/>
      <text:p text:style-name="P1"/>
      <text:p text:style-name="P1"><text:soft-page-break/></text:p>
      <text:p text:style-name="P1">Kadr 2</text:p>
      <text:p text:style-name="P1">Podchodzi do grobu</text:p>
      <text:p text:style-name="P1">Thomas</text:p>
      <text:p text:style-name="P1">Tułam się po tym świecie...</text:p>
      <text:p text:style-name="P1"/>
      <text:p text:style-name="P1">Kadr 3</text:p>
      <text:p text:style-name="P1">Podchodzi do robotników, od strony pleców.</text:p>
      <text:p text:style-name="P1">Thomas</text:p>
      <text:p text:style-name="P1">czekając, aż nadejdzie ten moment,</text:p>
      <text:p text:style-name="P1">Ksiądz</text:p>
      <text:p text:style-name="P1">na wieki wieków.</text:p>
      <text:p text:style-name="P1"/>
      <text:p text:style-name="P1">Kadr 4</text:p>
      <text:p text:style-name="P1">Wychyla się za pleców, jednego z robotników.</text:p>
      <text:p text:style-name="P1">Thomas</text:p>
      <text:p text:style-name="P1">gdy, to stanie się prawdą.</text:p>
      <text:p text:style-name="P1">Ksiądz </text:p>
      <text:p text:style-name="P1">Amen!</text:p>
      <text:p text:style-name="P1"/>
      <text:p text:style-name="P1">Kadr 5</text:p>
      <text:p text:style-name="P1">Czarne tło.</text:p>
      <text:p text:style-name="P1">Thomas</text:p>
      <text:p text:style-name="P1">Może, to będziesz ty?</text:p>
      <text:p text:style-name="P1"/>
      <text:p text:style-name="P1">Kadr 6</text:p>
      <text:p text:style-name="P1">Powoli tło jaśnieje.</text:p>
      <text:p text:style-name="P1">Thomas</text:p>
      <text:p text:style-name="P1">Wiem, wiem pewnie nic z mojego bełkotu nie rozumiesz.</text:p>
      <text:p text:style-name="P1"/>
      <text:p text:style-name="P1">Kadr.7</text:p>
      <text:p text:style-name="P1">Pojawiają się płatki śniegu. Widok na niebo.</text:p>
      <text:p text:style-name="P1">Thomas</text:p>
      <text:p text:style-name="P1">Nie szkodzi, za chwilę wszystko wyjaśnię.</text:p>
      <text:p text:style-name="P1"/>
      <text:p text:style-name="P1">Kadr .8</text:p>
      <text:p text:style-name="P1">Thomas</text:p>
      <text:p text:style-name="P1">Cofnijmy się o 10 lat. Kiedy to wszystko się zaczęło.</text:p>
      <text:p text:style-name="P1"/>
      <text:p text:style-name="P1">Kadr 9</text:p>
      <text:p text:style-name="P1">Dżwięk jakby ktoś wdepnął kamerę.</text:p>
      <text:p text:style-name="P1"/>
      <text:p text:style-name="P1"><text:soft-page-break/></text:p>
      <text:p text:style-name="P1">Thomas (w formie tekstu)</text:p>
      <text:p text:style-name="P1">Był to grudzień, sroga zima odwiedziła Rajską Wyspę.</text:p>
      <text:p text:style-name="P1"/>
      <text:p text:style-name="P1">Kadr. 10</text:p>
      <text:p text:style-name="P1">Oczami bohatera, Przecina ulicę.</text:p>
      <text:p text:style-name="P1">Thomas (w formie tekstu)</text:p>
      <text:p text:style-name="P1">Uciekałem przed nimi, choć wiedziałem , że to nie ma sensu.</text:p>
      <text:p text:style-name="P1"/>
      <text:p text:style-name="P1">Kadr.11</text:p>
      <text:p text:style-name="P1">Ciężki oddech bohatera, schodzi pod skokami z dosyć stromej góry. Dosyć wolno.</text:p>
      <text:p text:style-name="P1">Thomas</text:p>
      <text:p text:style-name="P1">Ale czy moje decyzje miały sens?</text:p>
      <text:p text:style-name="P1"/>
      <text:p text:style-name="P1">Kadr.12</text:p>
      <text:p text:style-name="P1">Nagle się zatrzymuje.</text:p>
      <text:p text:style-name="P1">Jakiś głos: Zbiegł tam na dół!</text:p>
      <text:p text:style-name="P1">Thomas</text:p>
      <text:p text:style-name="P1">Moja matka, zawsze mawiała wszystko ma swoje konsekwencje.</text:p>
      <text:p text:style-name="P1"/>
      <text:p text:style-name="P1">Kadr.13</text:p>
      <text:p text:style-name="P1">Spogląda do góry. Widzi jakiś kontur postaci.</text:p>
      <text:p text:style-name="P1">Thomas</text:p>
      <text:p text:style-name="P1">Kurwa...</text:p>
      <text:p text:style-name="P1">Thomas (w formie tekstu)</text:p>
      <text:p text:style-name="P1">Każda decyzja</text:p>
      <text:p text:style-name="P1"/>
      <text:p text:style-name="P1">Kadr.14</text:p>
      <text:p text:style-name="P1">Przyspiesza zbieganie z góry. Patrzy się na ziemię.</text:p>
      <text:p text:style-name="P1">Jakiś głos: Nie chowaj się, wiemy gdzie jesteś!</text:p>
      <text:p text:style-name="P1">Thomas (w formie tekstu)</text:p>
      <text:p text:style-name="P1">Każdy krok.</text:p>
      <text:p text:style-name="P1"/>
      <text:p text:style-name="P1">Kadr.15</text:p>
      <text:p text:style-name="P1">Skaczę między drzewami, biegnie zygzakiem. Z góry słychać strzały.</text:p>
      <text:p text:style-name="P1">Thomas (w formie tekstu)</text:p>
      <text:p text:style-name="P1">Każdy oddech.</text:p>
      <text:p text:style-name="P1"/>
      <text:p text:style-name="P1">Kadr.16</text:p>
      <text:p text:style-name="P1">Nagle odpryski kory, ranią go twarz. Ale się nie poddaje.</text:p>
      <text:p text:style-name="P1">Thomas (w formie tekstu)</text:p>
      <text:p text:style-name="P1">Wszystko ma swoje konsekwencje...</text:p>
      <text:p text:style-name="P1"><text:soft-page-break/></text:p>
      <text:p text:style-name="P1">Kadr.17</text:p>
      <text:p text:style-name="P1">Połowie górki, dostaje w strzał w nogę.</text:p>
      <text:p text:style-name="P1">Thomas.</text:p>
      <text:p text:style-name="P1">Aaaaa!</text:p>
      <text:p text:style-name="P1">Thomas (w formie tekstu)</text:p>
      <text:p text:style-name="P1">Cóż, ja zrobiłem o jeden krok za dużo.</text:p>
      <text:p text:style-name="P1"/>
      <text:p text:style-name="P1">Kadr.18</text:p>
      <text:p text:style-name="P1">Turla się z góry. Kamera szaleje.</text:p>
      <text:p text:style-name="P1">Thomas (w formie tekstu)</text:p>
      <text:p text:style-name="P1">Nadepnąłem tam gdzie nie powinen.</text:p>
      <text:p text:style-name="P1"/>
      <text:p text:style-name="P1">Kadr.19</text:p>
      <text:p text:style-name="P1">Nagle uderza drzewo.</text:p>
      <text:p text:style-name="P1">Thomas:</text:p>
      <text:p text:style-name="P1">Kurwa!</text:p>
      <text:p text:style-name="P1">Thomas (w formie tekstu)</text:p>
      <text:p text:style-name="P1">Próbowałem ją powstrzymać...</text:p>
      <text:p text:style-name="P1"/>
      <text:p text:style-name="P1">Kadr.20</text:p>
      <text:p text:style-name="P1">Ciemny ekran.</text:p>
      <text:p text:style-name="P1">Thomas ( w formie tekstu)</text:p>
      <text:p text:style-name="P1"><text:s/>...I skończyłem tu, gdzie jestem.</text:p>
      <text:p text:style-name="P1"/>
      <text:p text:style-name="P1">Kadr.21</text:p>
      <text:p text:style-name="P1">Obraz lekko rozmazany, widzi 4 osoby na górze.</text:p>
      <text:p text:style-name="P1">Głos z góry: Wypuście, pieski niech się trochę zabawią!</text:p>
      <text:p text:style-name="P1">Thomas (w formie tekstu)</text:p>
      <text:p text:style-name="P1">Wiedziała o wszystkim. Wiedziała jakie mamy plany.</text:p>
      <text:p text:style-name="P1"/>
      <text:p text:style-name="P1">Kadr.22</text:p>
      <text:p text:style-name="P1">Obraz ostrzeje, widzi zbiegające psy. </text:p>
      <text:p text:style-name="P1">Thomas: Cholera!</text:p>
      <text:p text:style-name="P1">Thomas (w formie tekstu)</text:p>
      <text:p text:style-name="P1">I kawałek po kawałku, elimonowała kolejne pionki.</text:p>
      <text:p text:style-name="P1"/>
      <text:p text:style-name="P1">Kadr.23</text:p>
      <text:p text:style-name="P1">Pierwszy pies dobiega I skacze.</text:p>
      <text:p text:style-name="P1">Thomas (w formie tekstu)</text:p>
      <text:p text:style-name="P1">Pierw członków.</text:p>
      <text:p text:style-name="P1"/>
      <text:p text:style-name="P1"><text:soft-page-break/></text:p>
      <text:p text:style-name="P1">Kadr.24</text:p>
      <text:p text:style-name="P1">Thomas ustawia ręce w pozycji obronnej w ostatniej chwili. Szczęki wilka, zatrzaskują tuż koło jego twarzy.</text:p>
      <text:p text:style-name="P1">Thomas:</text:p>
      <text:p text:style-name="P1">Kurwa, nie dobrze!</text:p>
      <text:p text:style-name="P1">Thomas (w formie tekstu)</text:p>
      <text:p text:style-name="P1">Potem team liderów.</text:p>
      <text:p text:style-name="P1"/>
      <text:p text:style-name="P1">Kadr.25</text:p>
      <text:p text:style-name="P1">Kolejny wzgryza się dość mocno w jego ramię. Próbując odciągnąc jego rękę.</text:p>
      <text:p text:style-name="P1">Thomas: </text:p>
      <text:p text:style-name="P1">Aaaaa!</text:p>
      <text:p text:style-name="P1">Damski głos:</text:p>
      <text:p text:style-name="P1">I jak Ci się to podoba mój synu? Hahaha.</text:p>
      <text:p text:style-name="P1">Thomas (w formie tekstu)</text:p>
      <text:p text:style-name="P1">Następnie przywódcę.</text:p>
      <text:p text:style-name="P1"/>
      <text:p text:style-name="P1">Kadr.26</text:p>
      <text:p text:style-name="P1">Trzeci wzgryza mu się w kolano. </text:p>
      <text:p text:style-name="P1">Damski głos:</text:p>
      <text:p text:style-name="P1">Wiesz, że mogłeś tego uniknąć.</text:p>
      <text:p text:style-name="P1">Thomas:</text:p>
      <text:p text:style-name="P1">Kurwa maćććć!</text:p>
      <text:p text:style-name="P1">Thomas (w formie tekstu)</text:p>
      <text:p text:style-name="P1">A na końcu mnie.</text:p>
      <text:p text:style-name="P1"/>
      <text:p text:style-name="P1">Kadr.27</text:p>
      <text:p text:style-name="P1">W końcu taktyka psów przynosi skutek. Lewa ręka zaczyna się odsuwać. Tryskająca krew, pada na jego twarz (plamki krwi na ekranie)</text:p>
      <text:p text:style-name="P1">Damski głos:</text:p>
      <text:p text:style-name="P1">Ostrzegałam Cię!</text:p>
      <text:p text:style-name="P1">Thomas</text:p>
      <text:p text:style-name="P1">Hyyy...</text:p>
      <text:p text:style-name="P1">Thomas (w formie tekstu)</text:p>
      <text:p text:style-name="P1">Główną ich wtyczkę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Kadr.28</text:p>
      <text:p text:style-name="P1">Spogląda na zakrwawione nożyczki, które mu spadły.</text:p>
      <text:p text:style-name="P1">Damski głos:</text:p>
      <text:p text:style-name="P1">Ale ty nie... dalej drążyłeś temat!</text:p>
      <text:p text:style-name="P1">Thomas (w formie tekstu)</text:p>
      <text:p text:style-name="P1">Thomasa Hasvelta, syna Laury Hasvelt.</text:p>
      <text:p text:style-name="P1"/>
      <text:p text:style-name="P1">Kadr.29</text:p>
      <text:p text:style-name="P1">Nie ma nic do stracenia. Odsuwa lewą rękę. Tempo jest spowolnione. Pierwszy pies, który próbował, ugryżć go w szyję, wyczuł moment. Przygotowuje się do skoku. Drugi wciąż go szarpię za rękę.</text:p>
      <text:p text:style-name="P1">Thomas (w formie tekstu)</text:p>
      <text:p text:style-name="P1">I tak zostałem sam. Zaganiony jak zwierzyna do klatki bez wyjścia.</text:p>
      <text:p text:style-name="P1"/>
      <text:p text:style-name="P1">Kadr.30</text:p>
      <text:p text:style-name="P1">Tempo dalej spowolnione. Chwyta nożyczki. Pierwszy pies już skaczę.</text:p>
      <text:p text:style-name="P1">Thomas (w formie tekstu)</text:p>
      <text:p text:style-name="P1">Bez osłon.</text:p>
      <text:p text:style-name="P1"/>
      <text:p text:style-name="P1">Kadr.31</text:p>
      <text:p text:style-name="P1">Tempo spowolnione. Zatrzaskuje rękę na nożyczkach. Pierwszy pies jest już połowie drogi.</text:p>
      <text:p text:style-name="P1">Thomas (w formie tekstu)</text:p>
      <text:p text:style-name="P1">Bez szans.</text:p>
      <text:p text:style-name="P1"/>
      <text:p text:style-name="P1">Kadr.32</text:p>
      <text:p text:style-name="P1">Tempo spowolnione. Leci jego ręka do góry. Ostrze w prost wymierzone w tułów zwierzęcia.</text:p>
      <text:p text:style-name="P1">Thomas</text:p>
      <text:p text:style-name="P1">Aaaaa...</text:p>
      <text:p text:style-name="P1">Thomas (w formie tekstu)</text:p>
      <text:p text:style-name="P1">Ale nie chciałem tak zginąć.</text:p>
      <text:p text:style-name="P1"/>
      <text:p text:style-name="P1">Kadr.33</text:p>
      <text:p text:style-name="P1">Normalne tempo. Dżga nożyczkami w tułów. Pierwszy pies odlatuje na bok.</text:p>
      <text:p text:style-name="P1">Thomas: AHHHH!</text:p>
      <text:p text:style-name="P1">Thomas (w formie tekstu)</text:p>
      <text:p text:style-name="P1">Zagryziony przez psy.</text:p>
      <text:p text:style-name="P1"/>
      <text:p text:style-name="P1"/>
      <text:p text:style-name="P1"/>
      <text:p text:style-name="P1"><text:soft-page-break/></text:p>
      <text:p text:style-name="P1">Kadr.34</text:p>
      <text:p text:style-name="P1">Drugi doskakuje z boku, ale I na to Thomas był gotowy. Wciąż trzymając nożczyki, rani go w szyję. </text:p>
      <text:p text:style-name="P1"/>
      <text:p text:style-name="P1"/>
      <text:p text:style-name="P1"/>
      <text:p text:style-name="P1">Kadr.35 </text:p>
      <text:p text:style-name="P1">Ten również odskakuje na bok.</text:p>
      <text:p text:style-name="P1"/>
      <text:p text:style-name="P1">Kadr.36</text:p>
      <text:p text:style-name="P1">Trzeciego skopuje zdrową nogą. </text:p>
      <text:p text:style-name="P1"/>
      <text:p text:style-name="P1">Kadr.37</text:p>
      <text:p text:style-name="P1">Mają dojść. Odchodzą skomlając.</text:p>
      <text:p text:style-name="P1">Thomas (ciężko oddycha)</text:p>
      <text:p text:style-name="P1">Hyhyhyhy</text:p>
      <text:p text:style-name="P1">Thomas (w formie tekstu)</text:p>
      <text:p text:style-name="P1">Nie zginę tak!</text:p>
      <text:p text:style-name="P1"/>
      <text:p text:style-name="P1">Kadr.38</text:p>
      <text:p text:style-name="P1">Podnosi się, patrzy się na ich kontury.</text:p>
      <text:p text:style-name="P1">Damski głos:</text:p>
      <text:p text:style-name="P1">Nonono! Widzę, że Cię nieżle wyszkolili!</text:p>
      <text:p text:style-name="P1">Thomas (dalej ciężko oddycha)</text:p>
      <text:p text:style-name="P1">Huhuhuh!</text:p>
      <text:p text:style-name="P1">Thoms (w formie tekstu)</text:p>
      <text:p text:style-name="P1">Nie w taki sposób!</text:p>
      <text:p text:style-name="P1"/>
      <text:p text:style-name="P1">Kadr.39</text:p>
      <text:p text:style-name="P1">Podnosi się. Bardzo powoli.</text:p>
      <text:p text:style-name="P1">Damski głos:</text:p>
      <text:p text:style-name="P1">Dlaczego, próbujesz podłużyć swoją agonię?</text:p>
      <text:p text:style-name="P1">Thomas (w formie tekstu)</text:p>
      <text:p text:style-name="P1">Będę walczył do końca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Kadr.40</text:p>
      <text:p text:style-name="P1">Przeciera twarz, znika krew z ekranu.</text:p>
      <text:p text:style-name="P1">Thomas (jęczy z bólu)</text:p>
      <text:p text:style-name="P1">Damski głos:</text:p>
      <text:p text:style-name="P1">Nie łatwiej jest umrzeć?</text:p>
      <text:p text:style-name="P1">Thomas (w formie tekstu)</text:p>
      <text:p text:style-name="P1">Niech im chociaż dupy zmarzną!</text:p>
      <text:p text:style-name="P1"/>
      <text:p text:style-name="P1">Kadr.41</text:p>
      <text:p text:style-name="P1">Dalej idzie przed siebie Mroczki robią mu się przed oczami. Wykrwawia się.</text:p>
      <text:p text:style-name="P1">Damski głos:</text:p>
      <text:p text:style-name="P1">O jezu! Same z tobą problemy. Umrzeć nie chcę.</text:p>
      <text:p text:style-name="P1">Thomas (w formie tekstu)</text:p>
      <text:p text:style-name="P1">Dopóki chodzić mogę!Będę uciekał!</text:p>
      <text:p text:style-name="P1"/>
      <text:p text:style-name="P1">Kadr.42</text:p>
      <text:p text:style-name="P1">Nagle przed jego oczami, ciągnie się zamarznięty duży staw. </text:p>
      <text:p text:style-name="P1">Damski głos:</text:p>
      <text:p text:style-name="P1">Każe nam za sobą chodzić w ten mrożny dzień.</text:p>
      <text:p text:style-name="P1">Thomas:</text:p>
      <text:p text:style-name="P1">Cholera.</text:p>
      <text:p text:style-name="P1">Thomas (w formie tekstu)</text:p>
      <text:p text:style-name="P1">Tylko, co jeżeli dostrzę już do końca?</text:p>
      <text:p text:style-name="P1"/>
      <text:p text:style-name="P1">Kadr.43</text:p>
      <text:p text:style-name="P1">Wchodzi na taflę lodu. Powoli stąpa. Patrzy się na dół.</text:p>
      <text:p text:style-name="P1">Damski głos:</text:p>
      <text:p text:style-name="P1">A tak prosty strzał głowę I po problemie.</text:p>
      <text:p text:style-name="P1">Thomas:</text:p>
      <text:p text:style-name="P1">Powoli...</text:p>
      <text:p text:style-name="P1">Thomas (w formie tekstu)</text:p>
      <text:p text:style-name="P1">Stąd nie ma już powrotu.</text:p>
      <text:p text:style-name="P1"/>
      <text:p text:style-name="P1">Kadr.44</text:p>
      <text:p text:style-name="P1">Nagle słyszy trzask. Zatrzymuje się.</text:p>
      <text:p text:style-name="P1">Damski głos:</text:p>
      <text:p text:style-name="P1">Widzę, że znalazłeś się w pułapce.</text:p>
      <text:p text:style-name="P1">Thomas:</text:p>
      <text:p text:style-name="P1">!!!</text:p>
      <text:p text:style-name="P1">Thomas (w tekście)</text:p>
      <text:p text:style-name="P1">Wiedziałem jak to się skończy...</text:p>
      <text:p text:style-name="P1"><text:soft-page-break/></text:p>
      <text:p text:style-name="P1"/>
      <text:p text:style-name="P1"/>
      <text:p text:style-name="P1">Kadr.45</text:p>
      <text:p text:style-name="P1">Pęka lód, zanim. Zaczyna szybciej iść.</text:p>
      <text:p text:style-name="P1">Thomas: Kurwa!</text:p>
      <text:p text:style-name="P1"/>
      <text:p text:style-name="P1"/>
      <text:p text:style-name="P1">Kadr.46 </text:p>
      <text:p text:style-name="P1">Dobiega do pływającej kłody, łapie się ostatkami sił rękoma. Lód się załamał, połowa ciała wpadła do wody.</text:p>
      <text:p text:style-name="P1"/>
      <text:p text:style-name="P1">Kadr.47</text:p>
      <text:p text:style-name="P1">Wciąga się na nią. </text:p>
      <text:p text:style-name="P1">Thomas (syczy z bólu)</text:p>
      <text:p text:style-name="P1"/>
      <text:p text:style-name="P1"/>
      <text:p text:style-name="P1">Kadr.48</text:p>
      <text:p text:style-name="P1">Zarzuca nogi na kłodę.</text:p>
      <text:p text:style-name="P1">Thomas (oddycha nieregularnie)</text:p>
      <text:p text:style-name="P1"/>
      <text:p text:style-name="P1"/>
      <text:p text:style-name="P1">Kadr.49</text:p>
      <text:p text:style-name="P1">Podnosi się tak na pół.</text:p>
      <text:p text:style-name="P1">Thomas (jęczy)</text:p>
      <text:p text:style-name="P1">Damski głos.</text:p>
      <text:p text:style-name="P1">To koniec Thomasie!</text:p>
      <text:p text:style-name="P1"/>
      <text:p text:style-name="P1"/>
      <text:p text:style-name="P1">Kadr.50</text:p>
      <text:p text:style-name="P1">Damski głos:</text:p>
      <text:p text:style-name="P1">Już Cię nic nie uratuje!</text:p>
      <text:p text:style-name="P1">Thomas (krzyczy)</text:p>
      <text:p text:style-name="P1">Tak myślisz?! Nie ujdzie Ci to na sucho.Ludzie się dowiedzą! Zobaczysz!</text:p>
      <text:p text:style-name="P1">Damski głos:</text:p>
      <text:p text:style-name="P1">Tak? A kto mu to powie?</text:p>
      <text:p text:style-name="P1">Thomas (krzyczy)</text:p>
      <text:p text:style-name="P1">Ci których nie odnalazłaś! </text:p>
      <text:p text:style-name="P1">Laura</text:p>
      <text:p text:style-name="P1">Doprawdy jacyś zostali?!</text:p>
      <text:p text:style-name="P1"/>
      <text:p text:style-name="P1"/>
      <text:p text:style-name="P1"><text:soft-page-break/></text:p>
      <text:p text:style-name="P1">Laura</text:p>
      <text:p text:style-name="P1">Obawiam się, że kłamiesz mój drogi!</text:p>
      <text:p text:style-name="P1">Thomas</text:p>
      <text:p text:style-name="P1">Moja śmierć, nie zakończy mojej sprawy!</text:p>
      <text:p text:style-name="P1">Thomas</text:p>
      <text:p text:style-name="P1">Znajdą Cię!</text:p>
      <text:p text:style-name="P1">Laura</text:p>
      <text:p text:style-name="P1">Nie zdajesz sobie sprawy jak potężne siły stoją za moimi plecami. </text:p>
      <text:p text:style-name="P1">Thomas</text:p>
      <text:p text:style-name="P1">Te, który zezwoliły na śmierć setek niewinnych osób.</text:p>
      <text:p text:style-name="P1">Laura</text:p>
      <text:p text:style-name="P1">Setek osób, które poświeciły się w imię nauki.</text:p>
      <text:p text:style-name="P1">Thomas</text:p>
      <text:p text:style-name="P1">Jakoś niewidziałem ich zgody.</text:p>
      <text:p text:style-name="P1">Laura</text:p>
      <text:p text:style-name="P1">Cel uświeca środki.</text:p>
      <text:p text:style-name="P1">Laura</text:p>
      <text:p text:style-name="P1">I pomyśleć, że jesteśmy tej samej krwi.</text:p>
      <text:p text:style-name="P1">Thomas</text:p>
      <text:p text:style-name="P1">Szkoda, że Bóg na to zezwolił.</text:p>
      <text:p text:style-name="P1">Thomas (tekst)</text:p>
      <text:p text:style-name="P1">więc...</text:p>
      <text:p text:style-name="P1">Thomas</text:p>
      <text:p text:style-name="P1">Kładę w rękę pod kurtkę.</text:p>
      <text:p text:style-name="P1">Bo w życiu nienazwałbym Cię matką!</text:p>
      <text:p text:style-name="P1"/>
      <text:p text:style-name="P1">Thomas</text:p>
      <text:p text:style-name="P1">Wyciąga coś, co przypomina broń, mierzy do nich. </text:p>
      <text:p text:style-name="P1">Thomas</text:p>
      <text:p text:style-name="P1">Zdychaj w piekle! Ty pierdolona suko!</text:p>
      <text:p text:style-name="P1">Thomas (tekst)</text:p>
      <text:p text:style-name="P1">zrobiłem to co należy.</text:p>
      <text:p text:style-name="P1"/>
      <text:p text:style-name="P1">Thomas:</text:p>
      <text:p text:style-name="P1">Dostaje w kulkę w głowę. Słychać tylko przerażliwy pisk. </text:p>
      <text:p text:style-name="P1">Thomas(tekst)</text:p>
      <text:p text:style-name="P1">Poległem na wojnie jak żołnierz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homas</text:p>
      <text:p text:style-name="P1">Wpada do wody. Pisk znika I słychać chlupot wody.</text:p>
      <text:p text:style-name="P1">Thomas(tekst)</text:p>
      <text:p text:style-name="P1">Oddałem ostatni strzał.</text:p>
      <text:p text:style-name="P1"/>
      <text:p text:style-name="P1">Thomas</text:p>
      <text:p text:style-name="P1">Tonie, czerń coraz bardziej wypływa z boków.</text:p>
      <text:p text:style-name="P1">Thomas(tekst)</text:p>
      <text:p text:style-name="P1">Teraz już wiesz, Co się stało.</text:p>
      <text:p text:style-name="P1"/>
      <text:p text:style-name="P1">Thomas</text:p>
      <text:p text:style-name="P1">Czerń zawładnia ekrane.</text:p>
      <text:p text:style-name="P1">Nadszedł czas byś rozwiązał zagadkę.</text:p>
      <text:p text:style-name="P1"/>
      <text:p text:style-name="P1">Thomas</text:p>
      <text:p text:style-name="P1">Białe tło powoli się przebija.</text:p>
      <text:p text:style-name="P1">Ukaraj tych co zawinili!</text:p>
      <text:p text:style-name="P1"/>
      <text:p text:style-name="P1">Thomas</text:p>
      <text:p text:style-name="P1">Coraz silniejsze białe tło.</text:p>
      <text:p text:style-name="P1">Przywróc równagę na szali sprawiedliwośći.</text:p>
      <text:p text:style-name="P1"/>
      <text:p text:style-name="P1">Thomas</text:p>
      <text:p text:style-name="P1">Białe tło.</text:p>
      <text:p text:style-name="P1">Bo pamiętaj.</text:p>
      <text:p text:style-name="P1"/>
      <text:p text:style-name="P1">Thomas</text:p>
      <text:p text:style-name="P1">Pojawa się logo Agitta I napis La Castre Fraum.</text:p>
      <text:p text:style-name="P1">Moja śmierć jest dopiero początkiem!</text:p>
      <text:p text:style-name="P1"/>
      <text:p text:style-name="P1"/>
      <text:p text:style-name="P1">KONIEC PROLOG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10T21:29:04.43</meta:creation-date>
    <dc:date>2016-02-17T11:18:28.86</dc:date>
    <meta:editing-duration>PT1H44M5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2" meta:paragraph-count="371" meta:word-count="1420" meta:character-count="8809"/>
  </office:meta>
</office:document-meta>
</file>